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1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16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7ed2ed" draw:marker-start="" draw:marker-start-width="0.3cm" draw:marker-start-center="false" draw:marker-end="" draw:marker-end-width="0.3cm" draw:marker-end-center="false" draw:fill="solid" draw:fill-color="#7ed2ed" draw:textarea-horizontal-align="justify" draw:textarea-vertical-align="middle" draw:auto-grow-height="false" fo:min-height="0.68cm" fo:min-width="0.871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d684bf" draw:marker-start="" draw:marker-start-width="0.3cm" draw:marker-start-center="false" draw:marker-end="" draw:marker-end-width="0.3cm" draw:marker-end-center="false" draw:fill="solid" draw:fill-color="#da4b8b" draw:textarea-horizontal-align="justify" draw:textarea-vertical-align="middle" draw:auto-grow-height="false" fo:min-height="0.22cm" fo:min-width="0.871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75ab24" draw:marker-start="" draw:marker-start-width="0.3cm" draw:marker-start-center="false" draw:marker-end="" draw:marker-end-width="0.3cm" draw:marker-end-center="false" draw:fill="solid" draw:fill-color="#75ab24" draw:textarea-horizontal-align="justify" draw:textarea-vertical-align="middle" draw:auto-grow-height="false" fo:min-height="0.68cm" fo:min-width="1.33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d6a814" draw:marker-start="" draw:marker-start-width="0.3cm" draw:marker-start-center="false" draw:marker-end="" draw:marker-end-width="0.3cm" draw:marker-end-center="false" draw:fill="solid" draw:fill-color="#d6a814" draw:textarea-horizontal-align="justify" draw:textarea-vertical-align="middle" draw:auto-grow-height="false" fo:min-height="0.22cm" fo:min-width="1.33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7ed2ed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d6a814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75ab24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19cm" svg:stroke-color="#da4b8b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15cm" draw:marker-start-center="false" draw:marker-end="" draw:marker-end-width="0.15cm" draw:marker-end-center="false" draw:fill="none" draw:fill-color="#ffffff" fo:min-height="0.51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01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da4b8b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d6a814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da4b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d6a8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ed2ed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5ab24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da4b8b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d6a814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ed2ed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5ab24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0.671cm" svg:height="0.768cm" svg:x="8.665cm" svg:y="14.977cm">
            <draw:text-box>
              <text:p text:style-name="P1"><text:span text:style-name="T1">d</text:span></text:p>
            </draw:text-box>
          </draw:frame>
          <draw:frame draw:style-name="gr2" draw:text-style-name="P3" draw:layer="layout" svg:width="0.692cm" svg:height="0.766cm" svg:x="11.316cm" svg:y="13.57cm">
            <draw:text-box>
              <text:p text:style-name="P1"><text:span text:style-name="T2">b</text:span></text:p>
            </draw:text-box>
          </draw:frame>
          <draw:custom-shape draw:style-name="gr3" draw:text-style-name="P4" draw:layer="layout" svg:width="1.371cm" svg:height="0.93cm" svg:x="9.432cm" svg:y="14.1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.371cm" svg:height="0.47cm" svg:x="9.432cm" svg:y="15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83cm" svg:height="0.93cm" svg:x="10.801cm" svg:y="14.1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83cm" svg:height="0.47cm" svg:x="10.801cm" svg:y="15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8" draw:layer="layout" svg:x1="9.43cm" svg:y1="14.057cm" svg:x2="10.803cm" svg:y2="14.057cm">
            <text:p/>
          </draw:line>
          <draw:line draw:style-name="gr8" draw:text-style-name="P8" draw:layer="layout" svg:x1="10.805cm" svg:y1="14.057cm" svg:x2="12.637cm" svg:y2="14.057cm">
            <text:p/>
          </draw:line>
          <draw:line draw:style-name="gr9" draw:text-style-name="P8" draw:layer="layout" svg:x1="9.302cm" svg:y1="14.204cm" svg:x2="9.302cm" svg:y2="15.102cm">
            <text:p/>
          </draw:line>
          <draw:line draw:style-name="gr10" draw:text-style-name="P8" draw:layer="layout" svg:x1="9.302cm" svg:y1="15.108cm" svg:x2="9.302cm" svg:y2="15.58cm">
            <text:p/>
          </draw:line>
          <draw:frame draw:style-name="gr11" draw:text-style-name="P9" draw:layer="layout" svg:width="0.669cm" svg:height="0.766cm" svg:x="9.833cm" svg:y="13.565cm">
            <draw:text-box>
              <text:p text:style-name="P1"><text:span text:style-name="T3">a</text:span></text:p>
            </draw:text-box>
          </draw:frame>
          <draw:frame draw:style-name="gr1" draw:text-style-name="P10" draw:layer="layout" svg:width="0.662cm" svg:height="0.768cm" svg:x="8.79cm" svg:y="14.302cm">
            <draw:text-box>
              <text:p text:style-name="P1"><text:span text:style-name="T4">c</text:span></text:p>
            </draw:text-box>
          </draw:frame>
          <draw:frame draw:style-name="gr2" draw:text-style-name="P11" draw:layer="layout" svg:width="1.107cm" svg:height="0.766cm" svg:x="11.336cm" svg:y="15.037cm">
            <draw:text-box>
              <text:p text:style-name="P1"><text:span text:style-name="T5">bd</text:span></text:p>
            </draw:text-box>
          </draw:frame>
          <draw:frame draw:style-name="gr12" draw:text-style-name="P11" draw:layer="layout" svg:width="0.916cm" svg:height="1.251cm" svg:x="11.344cm" svg:y="14.362cm">
            <draw:text-box>
              <text:p text:style-name="P1"><text:span text:style-name="T5">bc</text:span></text:p>
            </draw:text-box>
          </draw:frame>
          <draw:frame draw:style-name="gr12" draw:text-style-name="P11" draw:layer="layout" svg:width="0.87cm" svg:height="1.251cm" svg:x="9.748cm" svg:y="14.335cm">
            <draw:text-box>
              <text:p text:style-name="P1"><text:span text:style-name="T5">ac</text:span></text:p>
            </draw:text-box>
          </draw:frame>
          <draw:frame draw:style-name="gr12" draw:text-style-name="P11" draw:layer="layout" svg:width="0.897cm" svg:height="1.251cm" svg:x="9.762cm" svg:y="15.037cm">
            <draw:text-box>
              <text:p text:style-name="P1"><text:span text:style-name="T5">a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7:03:49.064088355</meta:creation-date>
    <dc:date>2019-06-16T17:07:45.546397534</dc:date>
    <meta:editing-duration>PT3M55S</meta:editing-duration>
    <meta:editing-cycles>3</meta:editing-cycles>
    <meta:generator>LibreOffice/5.2.7.2$Linux_X86_64 LibreOffice_project/20m0$Build-2</meta:generator>
    <meta:document-statistic meta:object-count="17"/>
  </office:meta>
</office:document-meta>
</file>